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D000001B774373FD296E7E2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302in" svg:height="4.5728in" draw:z-index="0"><draw:image xlink:href="" xlink:type="simple" xlink:show="embed" xlink:actuate="onLoad" loext:mime-type="image/png"/><svg:titl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9:58:31.336686775</meta:creation-date>
    <dc:date>2018-10-11T09:59:38.333962826</dc:date>
    <meta:editing-duration>PT1M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